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6123" officeooo:paragraph-rsid="00126123"/>
    </style:style>
    <style:style style:name="P2" style:family="paragraph" style:parent-style-name="Standard">
      <style:text-properties officeooo:rsid="0012a31e" officeooo:paragraph-rsid="0012a31e"/>
    </style:style>
    <style:style style:name="P3" style:family="paragraph" style:parent-style-name="Standard">
      <style:text-properties officeooo:rsid="00167b60" officeooo:paragraph-rsid="00167b60"/>
    </style:style>
    <style:style style:name="P4" style:family="paragraph" style:parent-style-name="Standard">
      <style:text-properties officeooo:rsid="001825d9" officeooo:paragraph-rsid="001825d9"/>
    </style:style>
    <style:style style:name="P5" style:family="paragraph" style:parent-style-name="Standard">
      <style:text-properties officeooo:rsid="0018561f" officeooo:paragraph-rsid="0018561f"/>
    </style:style>
    <style:style style:name="P6" style:family="paragraph" style:parent-style-name="Standard">
      <style:text-properties officeooo:rsid="0019e7fe" officeooo:paragraph-rsid="0019e7fe"/>
    </style:style>
    <style:style style:name="P7" style:family="paragraph" style:parent-style-name="Standard">
      <style:text-properties officeooo:rsid="001555a2" officeooo:paragraph-rsid="001ad197"/>
    </style:style>
    <style:style style:name="P8" style:family="paragraph" style:parent-style-name="Standard">
      <style:text-properties officeooo:rsid="001ad197" officeooo:paragraph-rsid="001ad197"/>
    </style:style>
    <style:style style:name="P9" style:family="paragraph" style:parent-style-name="Standard">
      <style:text-properties officeooo:rsid="001b2c51" officeooo:paragraph-rsid="001b2c51"/>
    </style:style>
    <style:style style:name="P10" style:family="paragraph" style:parent-style-name="Standard">
      <style:text-properties officeooo:rsid="001cd516" officeooo:paragraph-rsid="001cd516"/>
    </style:style>
    <style:style style:name="P11" style:family="paragraph" style:parent-style-name="Standard">
      <style:text-properties officeooo:rsid="001d4cab" officeooo:paragraph-rsid="001d4cab"/>
    </style:style>
    <style:style style:name="P12" style:family="paragraph" style:parent-style-name="Standard">
      <style:text-properties officeooo:rsid="001f0cbe" officeooo:paragraph-rsid="001f0cbe"/>
    </style:style>
    <style:style style:name="P13" style:family="paragraph" style:parent-style-name="Standard">
      <style:text-properties officeooo:rsid="001f720a" officeooo:paragraph-rsid="001f720a"/>
    </style:style>
    <style:style style:name="P14" style:family="paragraph" style:parent-style-name="Standard">
      <style:text-properties officeooo:rsid="001f720a" officeooo:paragraph-rsid="001f720a"/>
    </style:style>
    <style:style style:name="T1" style:family="text">
      <style:text-properties officeooo:rsid="0012aadd"/>
    </style:style>
    <style:style style:name="T2" style:family="text">
      <style:text-properties officeooo:rsid="0012e71a"/>
    </style:style>
    <style:style style:name="T3" style:family="text">
      <style:text-properties officeooo:rsid="0013acec"/>
    </style:style>
    <style:style style:name="T4" style:family="text">
      <style:text-properties officeooo:rsid="0018561f"/>
    </style:style>
    <style:style style:name="T5" style:family="text">
      <style:text-properties officeooo:rsid="0019e7fe"/>
    </style:style>
    <style:style style:name="T6" style:family="text">
      <style:text-properties officeooo:rsid="001b2c51"/>
    </style:style>
    <style:style style:name="T7" style:family="text">
      <style:text-properties officeooo:rsid="001d4cab"/>
    </style:style>
    <style:style style:name="T8" style:family="text">
      <style:text-properties officeooo:rsid="001f0cbe"/>
    </style:style>
    <style:style style:name="T9" style:family="text">
      <style:text-properties officeooo:rsid="00220239"/>
    </style:style>
    <style:style style:name="T10" style:family="text">
      <style:text-properties officeooo:rsid="0023064c"/>
    </style:style>
    <style:style style:name="T11" style:family="text">
      <style:text-properties officeooo:rsid="002505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ÃO DE LIBERAÇÃO </text:p>
      <text:p text:style-name="P1"/>
      <text:p text:style-name="P2">O GERENCIAMENTO DE LIBERAÇÃO E SEUS FUNDAMENTOS </text:p>
      <text:p text:style-name="P2">-<text:span text:style-name="T1">devido ao fato de que, ao longo do seus ciclos de vida, itens de configuração passem por <text:tab/>alterações, necessitando do controle de mudanças.</text:span></text:p>
      <text:p text:style-name="P2">-<text:span text:style-name="T2">tem o propósito de assegurar a distribuição (ou liberação) de itens de configuração. </text:span></text:p>
      <text:p text:style-name="P2">-<text:span text:style-name="T3">Contém: identificação, empacotamento e entrega (arquivos executáveis, documentação, manual do usuário, notas de liberação e dados de configuração) </text:span></text:p>
      <text:p text:style-name="P2"/>
      <text:p text:style-name="P7">OS DIFERENTES TIPOS DE LIBERAÇÃO</text:p>
      <text:p text:style-name="P7"/>
      <text:p text:style-name="P7"/>
      <text:p text:style-name="P8">LIBERAÇÕES BASEADAS NO NÍVEL DE IMPACTO</text:p>
      <text:p text:style-name="P7"><text:s/></text:p>
      <text:p text:style-name="P3">LIBERAÇÕES MAIORES </text:p>
      <text:p text:style-name="P3"/>
      <text:p text:style-name="P4">LIBERAÇÕES MAIORES </text:p>
      <text:p text:style-name="P4">-<text:span text:style-name="T4">o objetivo primário é entregar novas funcionalidades (telas, relatórios, novos módulos, integrações)</text:span></text:p>
      <text:p text:style-name="P4">-<text:span text:style-name="T4">secundariamente, soluções concretas que substituem soluções temporárias e emergenciais. </text:span></text:p>
      <text:p text:style-name="P4"/>
      <text:p text:style-name="P5">LIBERAÇÕES MENORES </text:p>
      <text:p text:style-name="P5">-<text:span text:style-name="T5">como o nome diz, seu objetivo primário, é resolver situações pontuais de uma linha de código, não <text:tab/>sendo nada que implemente novas funcionalidades relevantes.</text:span></text:p>
      <text:p text:style-name="P2"/>
      <text:p text:style-name="P6">LIBERAÇÕES EMERGENCIAIS </text:p>
      <text:p text:style-name="P6">-<text:span text:style-name="T6">como o próprio nome diz, deve ser usada em situações de fato emergenciais. </text:span></text:p>
      <text:p text:style-name="P6"/>
      <text:p text:style-name="P6"/>
      <text:p text:style-name="P9">LIBERAÇÕES BASEADAS NO NÍVEL DE AGRUPAMENTO </text:p>
      <text:p text:style-name="P9"/>
      <text:p text:style-name="P10">LIBERAÇÃO DELTA </text:p>
      <text:p text:style-name="P10">-<text:span text:style-name="T7">incluem apenas os itens de configurações de fato alterados.</text:span></text:p>
      <text:p text:style-name="P10"/>
      <text:p text:style-name="P10">LIBERAÇÕES COMPLETAS </text:p>
      <text:p text:style-name="P10">-<text:span text:style-name="T7">incluem a liberação de todo um módulo, mesmo que nem todos tenham sido alterados .</text:span></text:p>
      <text:p text:style-name="P10"/>
      <text:p text:style-name="P11">LIBERAÇÃO EM PACOTE </text:p>
      <text:p text:style-name="P11">-<text:span text:style-name="T8">incluem várias liberações Delta e/ou completas. São agrupadas. </text:span></text:p>
      <text:p text:style-name="P11"/>
      <text:p text:style-name="P12">VÍDEO 1 </text:p>
      <text:p text:style-name="P12"/>
      <text:p text:style-name="P13">VÍDEO 2 </text:p>
      <text:p text:style-name="P13"/>
      <text:p text:style-name="P13">A FERRAMENTA JENKINS</text:p>
      <text:p text:style-name="P13">-<text:span text:style-name="T9">Também conhecida com Hudson </text:span></text:p>
      <text:p text:style-name="P13">-<text:span text:style-name="T10">voltada para integração contínua e gestão de construção </text:span></text:p>
      <text:p text:style-name="P13">-<text:span text:style-name="T10">suporta tanto java e PHP, como também, ruby e groovy </text:span></text:p>
      <text:p text:style-name="P13">-<text:span text:style-name="T11">pode ser usada como ferramenta de gestão de liberação </text:span></text:p>
      <text:p text:style-name="P13">-</text:p>
      <text:p text:style-name="P13"/>
      <text:p text:style-name="P12"/>
      <text:p text:style-name="P6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9:32:34.802000000</meta:creation-date>
    <dc:date>2024-04-27T11:16:04.798000000</dc:date>
    <meta:editing-duration>PT1H36M36S</meta:editing-duration>
    <meta:editing-cycles>21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1" meta:word-count="225" meta:character-count="1560" meta:non-whitespace-character-count="1341"/>
  </office:meta>
</office:document-meta>
</file>